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77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952cm" fo:margin-right="0cm" fo:margin-top="0cm" fo:margin-bottom="0cm" fo:line-height="95%" fo:text-align="start" fo:text-indent="-0.781cm" style:punctuation-wrap="hanging" style:line-break="strict" style:writing-mode="lr-tb"/>
    </style:style>
    <style:style style:name="T1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3.703cm" svg:height="5.023cm" svg:x="7.205cm" svg:y="7.989cm">
          <draw:text-box>
            <text:p text:style-name="P1"><text:span text:style-name="T1">PREFIX foaf: <text:s text:c="2"/>&lt;http://xmlns.com/foaf/0.1/&gt;</text:span></text:p>
            <text:p text:style-name="P1"><text:span text:style-name="T1">SELECT ?name</text:span></text:p>
            <text:p text:style-name="P1"><text:span text:style-name="T1">FROM &lt;http://example.org/myfoaf.rdf&gt;</text:span></text:p>
            <text:p text:style-name="P1"><text:span text:style-name="T1">WHERE</text:span></text:p>
            <text:p text:style-name="P1"><text:span text:style-name="T1">{</text:span></text:p>
            <text:p text:style-name="P1"><text:span text:style-name="T1"><text:s text:c="2"/></text:span><text:span text:style-name="T1">&lt;http://example.org/myfoaf/I&gt; foaf:knows ?person .</text:span></text:p>
            <text:p text:style-name="P1"><text:span text:style-name="T1"><text:s text:c="2"/></text:span><text:span text:style-name="T1">SERVICE &lt;http://people.example.org/sparql&gt; { </text:span></text:p>
            <text:p text:style-name="P1"><text:span text:style-name="T1"><text:s text:c="4"/></text:span><text:span text:style-name="T1">?person foaf:name ?name . } </text:span></text:p>
            <text:p text:style-name="P1"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4T16:18:26</meta:creation-date>
    <dc:date>2013-03-04T16:18:50</dc:date>
    <dc:creator>Mikel Aranguren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